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style:text-underline-style="solid" style:text-underline-width="auto" style:text-underline-color="font-color" officeooo:rsid="001deb00" officeooo:paragraph-rsid="001deb00"/>
    </style:style>
    <style:style style:name="P2" style:family="paragraph" style:parent-style-name="Standard">
      <style:paragraph-properties fo:text-align="justify" style:justify-single-word="false"/>
      <style:text-properties style:font-name="Loma" style:text-underline-style="solid" style:text-underline-width="auto" style:text-underline-color="font-color" officeooo:rsid="001deb00" officeooo:paragraph-rsid="001deb00"/>
    </style:style>
    <style:style style:name="P3" style:family="paragraph" style:parent-style-name="Standard">
      <style:paragraph-properties fo:text-align="justify" style:justify-single-word="false"/>
      <style:text-properties style:font-name="Loma" style:text-underline-style="solid" style:text-underline-width="auto" style:text-underline-color="font-color" officeooo:rsid="00212157" officeooo:paragraph-rsid="00212157"/>
    </style:style>
    <style:style style:name="P4" style:family="paragraph" style:parent-style-name="Standard">
      <style:paragraph-properties fo:text-align="justify" style:justify-single-word="false"/>
      <style:text-properties style:font-name="Loma" style:text-underline-style="none" officeooo:rsid="001f30ba" officeooo:paragraph-rsid="001f30ba"/>
    </style:style>
    <style:style style:name="P5" style:family="paragraph" style:parent-style-name="Standard">
      <style:paragraph-properties fo:text-align="justify" style:justify-single-word="false"/>
      <style:text-properties style:font-name="Loma" style:text-underline-style="none" officeooo:rsid="00212157" officeooo:paragraph-rsid="00212157"/>
    </style:style>
    <style:style style:name="P6" style:family="paragraph" style:parent-style-name="Standard">
      <style:paragraph-properties fo:text-align="justify" style:justify-single-word="false"/>
      <style:text-properties style:font-name="Loma" style:text-underline-style="none" officeooo:rsid="0021d4f5" officeooo:paragraph-rsid="0021d4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pour la réalisation du site web Apex Assistance.</text:p>
      <text:p text:style-name="P2"/>
      <text:p text:style-name="P3">Contacts : </text:p>
      <text:p text:style-name="P5"><text:tab/>06.17.41.05.24</text:p>
      <text:p text:style-name="P5"><text:tab/><text:a xlink:type="simple" xlink:href="mailto:contact@apex-assistance.com" text:style-name="Internet_20_link" text:visited-style-name="Visited_20_Internet_20_Link">contact@apex-assistance.com</text:a></text:p>
      <text:p text:style-name="P5"/>
      <text:p text:style-name="P2"/>
      <text:p text:style-name="P4">I. Contexte</text:p>
      <text:p text:style-name="P4"/>
      <text:p text:style-name="P4">Apex Assistance est une entreprise d’assistance informatique. </text:p>
      <text:p text:style-name="P6">Le client souhaite une refonte de son site durable.</text:p>
      <text:p text:style-name="P6">L’application est actuellement en Joomla 1,5 mais le client aimerait migrer son contenu vers Wordpress.</text:p>
      <text:p text:style-name="P6"/>
      <text:p text:style-name="P6">II Objectifs </text:p>
      <text:p text:style-name="P6"/>
      <text:p text:style-name="P6">L’objectif est d’avoir un site vitrine qui amène les prospects à prendre contact avec l’entreprise.</text:p>
      <text:p text:style-name="P6"/>
      <text:p text:style-name="P6">III Cible et Portée</text:p>
      <text:p text:style-name="P6"/>
      <text:p text:style-name="P6">Les cibles de ce sites sont les particuliers, les TPE, les PME ou les Associations.</text:p>
      <text:p text:style-name="P6">La portée de ce site est définit à Rennes et dans ses alentours. (cf zone d’intervention). La portée peut être national via l’assistance à distance.</text:p>
      <text:p text:style-name="P6"/>
      <text:p text:style-name="P6">IV Contenu</text:p>
      <text:p text:style-name="P6"/>
      <text:p text:style-name="P6">Le contenu est à conservcer.</text:p>
      <text:p text:style-name="P6"/>
      <text:p text:style-name="P6">V Base de donnée :</text:p>
      <text:p text:style-name="P6"/>
      <text:p text:style-name="P6">La base de donnée actuelle est une base Joomla 1.5, elle est donc en attente de migration vers Wordpress. Le client doit fournir ses acces à sa base de donnée.</text:p>
      <text:p text:style-name="P6"/>
      <text:p text:style-name="P6">VI Cartographie :</text:p>
      <text:p text:style-name="P6"/>
      <text:p text:style-name="P6">Zone d’intervention à Conserver. (Cf client pour modifier les couleurs)</text:p>
      <text:p text:style-name="P6"/>
      <text:p text:style-name="P6"><text:soft-page-break/>V Charte graphique/ Logo</text:p>
      <text:p text:style-name="P6"/>
      <text:p text:style-name="P6">Le client laisse carte blanche au développeur pour l’élaboration d’une charte graphique et d’un logo.</text:p>
      <text:p text:style-name="P6"/>
      <text:p text:style-name="P6">VI Arborescence du site </text:p>
      <text:p text:style-name="P6"/>
      <text:p text:style-name="P6">VII Fonction à développer</text:p>
      <text:p text:style-name="P6"/>
      <text:p text:style-name="P6">Le client souhaite faire apparaître un formulaire de contacta ainsi qu’un tableau de tarification</text:p>
      <text:p text:style-name="P6"/>
      <text:p text:style-name="P6">VIII Nom de domaine</text:p>
      <text:p text:style-name="P6"/>
      <text:p text:style-name="P6"><text:a xlink:type="simple" xlink:href="http://www.apex-assistance.com/" text:style-name="Internet_20_link" text:visited-style-name="Visited_20_Internet_20_Link">www.apex-assistance.com</text:a> le client souhaite conserver son nom de domaine</text:p>
      <text:p text:style-name="P6"/>
      <text:p text:style-name="P6">VIII Specification techniques</text:p>
      <text:p text:style-name="P6"/>
      <text:p text:style-name="P6">Le client souhaite avoir google analytics (pluggin)</text:p>
      <text:p text:style-name="P6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9:46:34.542007101</meta:creation-date>
    <dc:date>2017-06-27T10:28:52.031902829</dc:date>
    <meta:editing-duration>PT16S</meta:editing-duration>
    <meta:editing-cycles>1</meta:editing-cycles>
    <meta:document-statistic meta:table-count="0" meta:image-count="0" meta:object-count="0" meta:page-count="2" meta:paragraph-count="28" meta:word-count="228" meta:character-count="1454" meta:non-whitespace-character-count="1248"/>
    <meta:generator>LibreOffice/5.1.6.2$Linux_X86_64 LibreOffice_project/10m0$Build-2</meta:generator>
  </office:meta>
</office:document-meta>
</file>